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0.989cm"/>
    </style:style>
    <style:style style:name="co2" style:family="table-column">
      <style:table-column-properties fo:break-before="auto" style:column-width="1.782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185cm"/>
    </style:style>
    <style:style style:name="co5" style:family="table-column">
      <style:table-column-properties fo:break-before="auto" style:column-width="4.572cm"/>
    </style:style>
    <style:style style:name="co6" style:family="table-column">
      <style:table-column-properties fo:break-before="auto" style:column-width="4.4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esglosado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sglosad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1" table:default-cell-style-name="ce3"/>
        <table:table-row table:style-name="ro1">
          <table:table-cell table:style-name="ce1" office:value-type="string" calcext:value-type="string">
            <text:p>Trayectorias Académicas</text:p>
          </table:table-cell>
          <table:table-cell table:style-name="ce1" office:value-type="string" calcext:value-type="string">
            <text:p>Alumnos</text:p>
          </table:table-cell>
          <table:table-cell table:style-name="ce1" office:value-type="string" calcext:value-type="string">
            <text:p>Periodo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(por nivel educativo)</text:p>
          </table:table-cell>
          <table:table-cell table:style-name="ce1" office:value-type="string" calcext:value-type="string">
            <text:p>Total (por nuevo ingreso)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Secundari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PRODUCT([.B2:.C2])" office:value-type="float" office:value="90" calcext:value-type="float">
            <text:p>90</text:p>
          </table:table-cell>
          <table:table-cell table:style-name="ce1" table:formula="of:=SUM([.D2])" office:value-type="float" office:value="90" calcext:value-type="float">
            <text:p>90</text:p>
          </table:table-cell>
          <table:table-cell table:style-name="ce1" table:formula="of:=[.B2]" office:value-type="float" office:value="30" calcext:value-type="float">
            <text:p>30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Bachillerat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4:.D9])" office:value-type="float" office:value="720" calcext:value-type="float">
            <text:p>720</text:p>
          </table:table-cell>
          <table:table-cell table:style-name="ce1" table:formula="of:=SUM([.B4:.B9])" office:value-type="float" office:value="120" calcext:value-type="float">
            <text:p>120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como Paramédico y Brigadista (BTPB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4:.C4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Criminalística y Seguridad (BTCS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5:.C5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Construcción y Mecánica (BTCM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6:.C6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Gastronomía y Alimentos (BTG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7:.C7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Electricidad y Cómputo (BTEC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8:.C8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Enfermería y Nutrición (BTEN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9:.C9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Licenciatura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11:.D17])" office:value-type="float" office:value="1740" calcext:value-type="float">
            <text:p>1740</text:p>
          </table:table-cell>
          <table:table-cell table:style-name="ce1" table:formula="of:=SUM([.B11:.B17])" office:value-type="float" office:value="210" calcext:value-type="float">
            <text:p>210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en Ciberseguridad y Estrategia (LICE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1:.C11])"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en Biotecnología y Alimentos (LIBA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2:.C12])" office:value-type="float" office:value="270" calcext:value-type="float">
            <text:p>27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Telemática e Hidroeléctrica (LITH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3:.C13])"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Medicina e Investigación Biomédica (LMIB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4:.C14])" office:value-type="float" office:value="270" calcext:value-type="float">
            <text:p>27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Estadística y Económica (LIEE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5:.C15])"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Geológica y Ambiental (LIGA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6:.C16])"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Textil y en Diseño (LITD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7:.C17])"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Posgrad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4" table:formula="of:=SUM([.D19:.D20])" office:value-type="float" office:value="120" calcext:value-type="float">
            <text:p>120</text:p>
          </table:table-cell>
          <table:table-cell table:style-name="ce1" table:formula="of:=SUM([.B19:.B20])" office:value-type="float" office:value="30" calcext:value-type="float">
            <text:p>30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Maestría en Ingeniería en Infraestructura y Complejidad (MIIC).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19:.C19])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Maestría en Ciencias en Toxicología y Farmacología (MCTF).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20:.C20])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formula="of:=SUM([.D2:.D20])" office:value-type="float" office:value="2670" calcext:value-type="float">
            <text:p>2670</text:p>
          </table:table-cell>
          <table:table-cell table:style-name="ce1" table:formula="of:=SUM([.E2:.E20])" office:value-type="float" office:value="2670" calcext:value-type="float">
            <text:p>2670</text:p>
          </table:table-cell>
          <table:table-cell table:style-name="ce1" table:formula="of:=SUM([.F2:.F20])" office:value-type="float" office:value="390" calcext:value-type="float">
            <text:p>390</text:p>
          </table:table-cell>
          <table:table-cell table:number-columns-repeated="251"/>
        </table:table-row>
        <table:table-row table:style-name="ro1" table:number-rows-repeated="65506">
          <table:table-cell table:number-columns-repeated="257"/>
        </table:table-row>
        <table:table-row table:style-name="ro2" table:number-rows-repeated="9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esglosado" style:display-name="PageStyle_Desglosado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1:52:26.254763100</meta:creation-date>
    <dc:date>2025-01-20T01:12:17.986627287</dc:date>
    <meta:editing-cycles>13</meta:editing-cycles>
    <meta:editing-duration>PT1H9M36S</meta:editing-duration>
    <meta:generator>LibreOffice/7.4.7.2$Linux_X86_64 LibreOffice_project/40$Build-2</meta:generator>
    <meta:document-statistic meta:table-count="1" meta:cell-count="126" meta:object-count="0"/>
  </office:meta>
</office:document-meta>
</file>